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Heading_20_2">
      <style:paragraph-properties fo:margin-top="0.635cm" fo:margin-bottom="0.212cm" loext:contextual-spacing="false" fo:text-align="justify" style:justify-single-word="false"/>
    </style:style>
    <style:style style:name="P3" style:family="paragraph" style:parent-style-name="Heading_20_3">
      <style:paragraph-properties fo:margin-top="0.494cm" fo:margin-bottom="0.141cm" loext:contextual-spacing="false" fo:line-height="100%" fo:text-align="justify" style:justify-single-word="false" fo:keep-together="auto" fo:keep-with-next="auto"/>
      <style:text-properties fo:color="#000000" fo:font-size="11pt" fo:font-weight="bold" style:font-size-asian="11pt" style:font-weight-asian="bold" style:font-size-complex="11pt"/>
    </style:style>
    <style:style style:name="P4" style:family="paragraph" style:parent-style-name="Heading_20_2" style:master-page-name="Standard">
      <style:paragraph-properties fo:margin-top="0.635cm" fo:margin-bottom="0.212cm" loext:contextual-spacing="false" fo:text-align="justify" style:justify-single-word="false" style:page-number="1"/>
    </style:style>
    <style:style style:name="P5" style:family="paragraph" style:parent-style-name="Heading_20_3">
      <style:paragraph-properties fo:margin-top="0.494cm" fo:margin-bottom="0.141cm" loext:contextual-spacing="false" fo:line-height="100%" fo:text-align="justify" style:justify-single-word="false" fo:keep-together="auto" fo:keep-with-next="auto"/>
      <style:text-properties fo:color="#000000" fo:font-size="11pt" style:font-size-asian="11pt" style:font-size-complex="11pt"/>
    </style:style>
    <style:style style:name="P6" style:family="paragraph" style:parent-style-name="Standard">
      <style:paragraph-properties fo:margin-top="0cm" fo:margin-bottom="0cm" loext:contextual-spacing="false" fo:text-align="justify" style:justify-single-word="false"/>
      <style:text-properties fo:font-weight="bold" style:font-weight-asian="bold"/>
    </style:style>
    <style:style style:name="T1" style:family="text">
      <style:text-properties fo:color="#ff0000"/>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ygiheq2yrlc0"/>Afera Ember Gold </text:p>
      <text:p text:style-name="P1">Afera Ember Gold wybuchła w chwili upadłości Królestwa Smoków w sierpniu 997 roku po wygnaniu <text:s/>księżniczki Luny na księżyc. Zdradziecka firma oferowała swoim klientom inwestycje w szmaragdy wydobywane pod zamkiem Canterlot, których oprocentowanie przekraczało nawet 69 proc. w skali dwunastu <text:s/>księżyców. Jednak wszystko funkcjonowało na zasadzie piramidy finansowej, a wypłacalność była uzależniona od przypływu kolejnych naiwnych kucyków. W ten sposób oszukali ponad 7 tys. kuców na łączną kwotę 404 tysięcy złotych monet. Założyciel i prezes firmy Pan Pear został aresztowany przez Gwardię Celestii i postawiono mu 25 zarzutów, m.in. omijanie akcyzy na gruszki, nieuregulowane płatności z terenów uprawnych oraz kradzież jabłek, za co może mu grozić kara do 15 lat wygnania na <text:s/>księżyc. Z pieniędzy Ember Gold Panu Pearowi udało się stworzyć nielegalną dystrybucję dżemu gruszkowego. Jednak wyniki badań laboratoryjnych wcześniej wymienionego specyfiku są szokujące, bo jak się okazało, w dżemie gruszkowym nie było wystarczająco dużo gruszek, ponieważ większość dżemu stanowiły jabłka, które na dodatek były kradzione z poletka rodziny Apple. Mało kto wie, że dziadek musiał stworzyć własną destylarnię smaku, która przerabiała smak jabłek na smak gruszek, a nawet próbował sprzedać ten patent na rynku gryfim. Przed bankructwem Ember Gold Komisja Nadzoru Finansowego informowała, iż spółka działa bez jej zezwolenia, a w grudniu 1003 roku p.w.k.L. na biurko księżniczki Celestii wpłynęło zawiadomienie Komisji w sprawie wcześniej wymienionej firmy, która to jeszcze przez kilka lat funkcjonowała na rynku.</text:p>
      <text:p text:style-name="P1">Ember, była współpracownica Pana Peara, przeznaczała pieniądze na reklamy i budowanie wizerunku firmy godnej zaufania przez ukazywanie, że nawet córka władcy smoków może zarobić w Ember Gold. Smoczyca ta zdecydowała także o zakupie tanich połączeń karocowych Celestia Express oraz wsparciu finansowym dla filmu „Zemsta Luny” pod reżyserią Thoraxa, co, jak się okazało parę lat później, było początkiem końca firmy. Ponadto stan techniczny karoc był w strasznym stanie, ponieważ dziurawe drogi były łatane starymi szmatami, śmieciami oraz Chrysalis wie czym jeszcze, a film ukazał się tylko na specjalnym pokazie dla księżniczki Celestii, która to wyszła w pierwszych minutach seansu z powodu złego jej zaprezentowania.</text:p>
      <text:p text:style-name="P3"><text:bookmark text:name="_giyf2ot1fifn"/></text:p>
      <text:p text:style-name="P5"><text:bookmark text:name="_fqg5kvroh75e"/>Komisja śledcza ds. afery Ember Gold:</text:p>
      <text:p text:style-name="P1">Pod koniec lipca 1005 roku, z polecenia naszej koleżanki Lyry Heartstring powstała Podziemna Komisja Śledcza, mająca zbadać i ocenić prawidłowość oraz legalność działań podejmowanych wobec Ember Gold przez Equestrię. Pod lupą komisji śledczej znajdzie się wiele kuców i instytucji. Wśród nich jest m.in. UOSiK (Urząd Ochrony Smoków i Końsumentów), Komisja Nadzoru Finansowego, Generalny Inspektor Informacji Finansowych, prezes Wonderbolts oraz Komendant Główny Gwardii Equestriańskiej.</text:p>
      <text:p text:style-name="P1"/>
      <text:p text:style-name="P1">Lyra już przed pierwszym posiedzeniem komisji mówiła, że posłów będzie interesować, dlaczego Celestia nie podjęła żadnych działań mających zablokować działalność firmy i dlaczego Urzędy Skarbowe przymykały oko na to, że spółki z grupy Ember Gold nie składały stosownych dokumentów. Według śledztwa przeprowadzonego przez naszą redakcyjną grupę Kucykowych Bojowników, które to miało być wsparciem dla Komisji Śledczej, wynikło, że to właśnie księżniczka Celestia przymykała oko na nielegalną kopalnię pod jej własnym <text:soft-page-break/>zamkiem, ponieważ czekała na pokaz filmu tworzonego przez jedną z firm spod szyldu Ember Gold. Żeby tego było mało, to sama też używała wydobytych kryształów do wytwarzania pamiątkowych Klejnotów Dysharmonii, które były wykorzystywane do dziwnych obrzędów w lesie Everfree. Jak donoszą okoliczni mieszkańcy, udało się wskrzesić samego Króla Wilkołaków, który przejął puste bunkry, w których znajdowały się destylatory smaku wykupione od Pana Peara. Nielegalny proceder rozrósł się tak bardzo, że zapach pigwy (ponieważ król nie wiedział, jak używać otrzymanego patentu, więc smak wyszedł bardzo podobny do pigwy) rozprzestrzeniał się po całej Equestrii. Jednak kucyki nic nie podejrzewały, gdyż myślały, że problem znów stoi po stronie zepsutej kanalizacji. W dalszym śledztwie wynikło, że szef Resortu ds. Napraw Gulików, zamiast zająć się problemem, spędzał czas na popijawach pigwówki u Króla Wilkołaków. Księżniczka Celestia od paru miesięcy odmawia komentarza w tej sprawie. </text:p>
      <text:p text:style-name="P2"><text:bookmark text:name="_s0pqnca0q9sm"/>Sprawa źrebiąt</text:p>
      <text:p text:style-name="P1"/>
      <text:p text:style-name="P1">Próbowaliśmy rozmawiać właśnie z państwem Cake na temat tego, jak to się stało, że ze związku dwóch kucyków ziemskich urodziły się pegaz i jednorożec. Dlatego wysłaliśmy w teren naszych dziennikarzy śledczych. Na podstawie doniesień jednej z naszych reporterek oraz informacji z zaufanych źródeł, wysnuliśmy kilka teorii i chcemy je wam zaprezentować. </text:p>
      <text:p text:style-name="P1">Jedna z nich mówi o listonoszu, który to miałby być ojcem źrebiąt. Druga z nich traktuje o bardzo tajemniczych światłach w lesie i o ciekawych rzeczach, które dzieją się, kiedy to światło przygaśnie i zapadnie nieprzenikniona ciemność. Nie wiemy, która z tych dwóch teorii jest bardziej prawdopodobna, a przecież trzeba też brać pod uwagę możliwość mutacji w genach rodziców. Może faktycznie mieli w rodzinie inne rasy, ale czy to może być prawda? Skupmy się zatem na listonoszu. Jedynym listonoszem znanym w Ponyville jest niejaka Derpy. Czyżby był to zamaskowany ogier ukrywający się za rozjechanymi oczyma? Ale czy to musiał być akurat listonosz? Może przy jednej z wizyt w spa pani Cake zamówiła masaż u Bulk Bicepsa i nie skończył się on jedynie na samym masowaniu… Syn pegaz bardzo pasuje do tej opcji, ale to tylko jedna z niewiadomych, w końcu co teraz z córką jednorożcem? O ile nam wiadomo, to klacze nie za często rodzą dwoje źrebiąt, tym bardziej różnych ras. I tu nasuwa się jeszcze więcej pytań: czyżby Celestia maczała w tym swój róg? A może po prostu jedno z dzieci jest z adopcji? Czy możliwa jest nieumyślna podmiana dzieci w ponyvillskim szpitalu? Zastanawiają nas jeszcze dwie sprawy: czy ktokolwiek widział, aby Pani Cake była w ciąży i czy może ta cała anomalia z rasami wynika z tego, że Pan Cake jest rudy i ma piegi? A może w lesie stało się coś, o czym nawet alikornom się jeszcze nie przyśniło? Czyżby przybysze z południa znowu narozrabiali? Nawet jeśli są zebrami, to tego wątku nie można wykluczyć. Chociaż…</text:p>
      <text:p text:style-name="P1"/>
      <text:p text:style-name="P1">Odpowiedzią na te wszystkie pytania mogłaby być jakaś dziwna klątwa, której natury nikt nie jest w stanie zrozumieć, ale równie dobrze może to być wina jakichś dziwnych przekonań kucowych o czosnku i cebuli, wywodzących się z dawnych wierzeń. Albo to wszystko jeden wielki spisek i zamach na władze Celestii i Luny, a nasze źródła milczą na jakiekolwiek wzmianki, iż takie coś mogło mieć w ogóle miejsce, ale nawet jeśli, to tej opcji nawet nie jesteśmy w stanie sprawdzić, ponieważ w grę wchodzi tam władza, której to jesteśmy podporządkowani. </text:p>
      <text:p text:style-name="P1"/>
      <text:p text:style-name="P1"><text:soft-page-break/>Powróćmy więc do naszej drugiej teorii, mówiącej o światłach w lesie i o tym, co robi się, kiedy już przygasną i zapadnie nieprzenikniona ciemność. Kiedy przesilenie letnie chyli się ku końcowi, setki kucyków zmierzają do lasu na obchody Nocy Światła i Nieznanych Rzeczy Dziejących Się, Kiedy Już Przygaśnie i Zapadnie Nieprzenikniona Ciemność. Niektórzy informatorzy twierdzą, że podczas tych obchodów widzieli, jak pani Cake odchodzi w nieprzeniknioną ciemność wraz z niezidentyfikowanym ogierem, a sama impreza odbyła się idealnie 9 miesięcy przed urodzeniem się źrebiąt. Wszystko wskazuje na to, że tym nieznanym ogierem mogłaby być nawet księżniczka Celestia, więc ta teoria nie wskazuje na jakąkolwiek przyczynę naszego problemu.</text:p>
      <text:p text:style-name="P1"/>
      <text:p text:style-name="P1">Wszystkie te nasze domysły wskazują na to, że albo szukamy odpowiedzi nie w tym miejscu, co trzeba, albo rozwiązanie mamy tuż przy pyszczku, ale go nie widzimy. Inne spekulacje pozostawiamy Wam, Drodzy Czytelnicy. Teorie spiskowe proszę pisać w komentarzach, a najlepszym z nich przyjrzymy się w następnym naszym artykule.</text:p>
      <text:p text:style-name="P1"/>
      <text:p text:style-name="P2"><text:bookmark text:name="_zgaprcilof06"/>Whitetower Forest</text:p>
      <text:p text:style-name="P1"/>
      <text:p text:style-name="P1">Niepokojące doniesienia z obrzeży puszczy Whitetower Forest. Niejaka Semula, zebra od tych zebr, co prawdopodobnie są spokrewnione z tymi zebrami z sąsiedztwa dalekich kuzynów zebry mieszkającej w Everfree, niejakiej Zecory, uprzejmie donosi, że wycinka drzew prowadzona przez trzeciego kuzyna od strony matki Filthy Richa wciąż jest prowadzona mimo sprzeciwu ekologów od tych ekologów, co protestowali pod Canterlot w obronie królików zagrożonych przeziębieniem od przeciągu powodowanego przez karoce oficjeli z Manehattanu. Najsłynniejszy z tych ekologów (sama Celestia przyprawiła mu rogi!) potwierdza, że wycinka drzew ma fatalne skutki dla ekosystemu Equestrii i może spowodować obniżenie przyrostu naturalnego wśród kucyków.</text:p>
      <text:p text:style-name="P1"/>
      <text:p text:style-name="P1">Drugim z problemów naszej puszczy jest to, iż wiele kucyków jest przedsiębiorczych i czyha na bardzo drogie drewno zebrane z unikalnych whitetowerowych brzóz z gatunku pancernych. Mówi się, że palenie tego drewna może skutkować halucynacjami na temat dziwnych latających statków i ukrytych w nich bombach. Nasz nowy Doradca księżniczek do Spraw Środowiska, pan Igła, wraz z zaprzyjaźnionymi drwalami sprzyja planom wycinki. Ostatnio na biurku księżniczek znalazła się nowa rekomendacja, która mówi, że część Puszczy Whitetower trzeba wyciąć, ponieważ drzewa zjada plaga Zmutowanych <office:annotation office:name="__Annotation__55_1154576841"><dc:creator>Jakub Lisiecki</dc:creator><dc:date>2017-11-10T23:25:30</dc:date><text:p><text:span text:style-name="T3">Nie żeby coś, ale to m.in. dzieci czytają XD</text:span></text:p></office:annotation>Drzewojebnych<office:annotation-end office:name="__Annotation__55_1154576841"/> Parasprite’ów, których jedynym zadaniem jest podgryzanie drzew w taki sposób, by te umarły.</text:p>
      <text:p text:style-name="P1"/>
      <text:p text:style-name="P1">Kolejnym problemem, z którym puszcza musi się zmierzyć, to nielegalne prostytutki-turystki, które skutecznie ukrywają się w lesie przed władzami, choć mają zasądzonych już parę wyroków. Niektórzy ze zwolenników wycinki lasu twierdzą, że jest to działanie zapobiegawcze przeciwko klaczom lekkich obyczajów. Te mogą handlować liśćmi do palenia, które z kolei wywołują u ogierów ciekawe odczucia. Ekolodzy są za występowaniem tego typu ciekawych klaczy w ich sąsiedztwie, ale władza jest przeciwko, więc chce wyrzucić prostytutki i tych biednych ekologów ze swojej puszczy, bo przecież puszcza jest własnością <text:s/>księżniczek (a księżniczki nie chcą mieć konkurencji).</text:p>
      <text:p text:style-name="P1"/>
      <text:p text:style-name="P1"><text:soft-page-break/>Punktem zapalnym wszystkich tych problemów było spotkanie ekologów, władzy, prostytutek, doradcy Igły, Filthy’ego Richa i Semuli w karczmie „Pod Rozbieganym Kucykiem” przy jedzeniu tych samych, zwykłych pierogów. Władza najeżdżała na prostytutki, ekolodzy w sumie również, aczkolwiek trochę inaczej, Semula biła po pysku pana Filthy’ego Richa, a gdy do „rozmowy” przyłączył się pan Igła, też oberwał. Cały ten harmider został powstrzymany przez Gwardię Królewską. Wielu gwardzistów płci męskiej po zakończonej akcji miało ciekawe odczucia i swędziało ich w jakże ciekawych miejscach. Pytaliśmy się o komentarz panią komendant gwardii, ale ta nie raczyła nam odpowiedzieć.</text:p>
      <text:p text:style-name="P1"/>
      <text:p text:style-name="P2"><text:bookmark text:name="_h7seeb8jgl9d"/>Afera małżeńska</text:p>
      <text:p text:style-name="P1"/>
      <text:p text:style-name="P1">Niepokojące doniesienia z Kryształowego Imperium.<text:span text:style-name="T1"> </text:span>Książę Shining Armor podejrzewany o zdradę! Jak powiadomił nas korespondent, podczas nieobecności księżniczki Mi Amore Cadenzy, wiele razy widziano tajemniczego gościa w pałacu. Według doniesień świadków, podczas nieobecności małżonki książę był wielokrotnie widziany z gwardzistą oddelegowanym przez Thoraxa, Władcę Roju, by szerzyć przyjaźń, a może nawet i miłość wśród kryształowych kucyków. Z pozoru błaha sytuacja zmieniła się w niesłychanego newsa rozdmuchanego przez kryształowe tabloidy, gdy ten oto gwardzista nagle i z niewiadomych przyczyn z ogiera stał się klaczą, co nasuwa tylko jedno pytanie: Kto tu CIĄGNIE za sznurki? Czy Thorax próbuje wpływać na losy Kryształowego Królestwa poprzez wysłanego przez siebie gwardzistę, czy też lepiej – GWARDZISTKĘ, bo jak wiadomo podmieńce mogą się zmieniać, w co zechcą? Zatem czy książę Kryształowego Imperium używa gwardzisty (gwardzistki) do innych celów, niż stróżowanie? Nocne dźwięki z pałacu nasuwają różne teorie, ale i tak wszystko sprowadza się do jednego: albo książę trenuje nocą jujitsu, albo zdradza żonę. Inne opcje pomijam. Wróćmy zatem do nocnych dźwięków: wyraźne chrapanie i mówienie przez sen wskazują jednoznacznie na ZDRADĘ!!! Jak inaczej można wyjaśnić powód, przez który nasz drogi książę śpi na kanapie, a nie w małżeńskim łożu? Rzecznik prasowy książęcej pary podaje, że taki stan rzeczy może być powodem tego, iż <text:s/>książe choruje na gardło i przez to strasznie chrapie, co z kolei denerwuje chorą na przeziębienie głębokouszne księżniczkę, przez co wysyła go do „salonu”. To jest tak niedorzeczna teoria, iż nie będziemy jej dalej rozwijać w tym artykule. Wróćmy jednak do wypowiedzi samego Thoraxa, który dał jasno do zrozumienia, że nie będzie się wypowiadać w tej sprawie, kiedy to wyrzucił naszą reporterkę ze swojego roju. Czyżby wysłany przez niego gwardzista donosił mu, co się dzieje w pobliżu księcia? Jesteśmy pewni, że takie tłumaczenie ma ukryte drugie dno i my, jako RZETELNI i PRAWDZIWI dziennikarze, musimy się do niego dokopać. </text:p>
      <text:p text:style-name="P1"/>
      <text:p text:style-name="P1">Według doniesień naszych czytelników z Kryształowego Imperium, Shining Armor, pomimo swojego stanowiska, dalej sam patroluje miasto, w tym słynną ulicę „Czerwonych Latarni”. Co ciekawe, robi to tylko wtedy, kiedy szanowna małżonka jest poza królestwem. Co znajduje się na tej słynnej ulicy, nie trzeba chyba nikomu przedstawiać, a patrolowanie takiego miejsca przez księcia przy wcześniej wymienionych warunkach jest aż nazbyt podejrzane. Tu teorii wymyślonych przez naszych czytelników jest już wiele, a ta o zdradzie jest jedną z tych normalniejszych. Najbardziej prawdopodobna teoria mówi o tym, że słynna ulica jest jedną z najniebezpieczniejszych w całym królestwie, więc do jej patrolowania trzeba „lepszych” gwardzistów, niż takich zwykłych. Kolejną teorią jest, że książę lubi sobie <text:soft-page-break/>podpatrywać, a jeszcze inną, że sprawdza cenniki i trunki podawane przez kucyki. Najgorszą z tych wszystkich teorii jest ta o zdradzie z młodą klaczą, zwaną Whirling Blades, mającą za zadanie zabić naszego księciunia na śmierć. Według naszej ostatniej ankiety, w to ostatnie wiele kucyków jest skłonnych uwierzyć, niż w teorię mówiącą o dziwnych rzeczach i nieprzeniknionej ciemności podczas Nocy Światła i Nieznanych Rzeczy Dziejących Się, Kiedy Już Przygaśnie i Zapadnie Nieprzenikniona Ciemność.</text:p>
      <text:p text:style-name="P1"/>
      <text:p text:style-name="P1">Naszych ekspertów jednak żadna z tych teorii nie rusza i twierdzą oni, że wszystkie zostały utworzone tylko, by zdyskredytować księcia jako poważnego kapitana straży Kryształowego, a Thoraxa pokazać jako niedojrzałego do zarządzania nawet takim małym państewkiem, jak rój podmieńców. Według ekspertów, jedynym wytłumaczeniem tych wszystkich dziwnych anomalii może być stres związany z wychowywaniem potomka i dążenie do oderwania się od trudnej rzeczywistości, w której pieluchy grają pierwsze skrzypce, a małżonka śpi tylko 2 godziny na dobę i nie chce wskoczyć do łóżka.</text:p>
      <text:p text:style-name="P1"/>
      <text:p text:style-name="P6">Autorzy: </text:p>
      <text:p text:style-name="P1">Szonszczyk</text:p>
      <text:p text:style-name="P1">TapczanZaglady</text:p>
      <text:p text:style-name="P1">Lunar Shadow</text:p>
      <text:p text:style-name="P1">Razh</text:p>
      <text:p text:style-name="P1">Clear Fog</text:p>
      <text:p text:style-name="P1"/>
      <text:p text:style-name="P6">Linki: </text:p>
      <text:p text:style-name="P1">Ember Gold: <text:a xlink:type="simple" xlink:href="https://gfycat.com/GloriousHorribleBackswimmer" text:style-name="Internet_20_link" text:visited-style-name="Visited_20_Internet_20_Link"><text:span text:style-name="T2">https://gfycat.com/GloriousHorribleBackswimmer</text:span></text:a></text:p>
      <text:p text:style-name="P1">Sprawa Źrebiąt: <text:a xlink:type="simple" xlink:href="https://gfycat.com/TediousWellgroomedAlpaca" text:style-name="Internet_20_link" text:visited-style-name="Visited_20_Internet_20_Link"><text:span text:style-name="T2">https://gfycat.com/TediousWellgroomedAlpaca</text:span></text:a></text:p>
      <text:p text:style-name="P1">Whitetower Forest: <text:a xlink:type="simple" xlink:href="https://gfycat.com/IllustriousUltimateHornshark" text:style-name="Internet_20_link" text:visited-style-name="Visited_20_Internet_20_Link"><text:span text:style-name="T2">https://gfycat.com/IllustriousUltimateHornshark</text:span></text:a></text:p>
      <text:p text:style-name="P1">Afera Małżeńska: <text:a xlink:type="simple" xlink:href="https://gfycat.com/SkinnyHatefulKillerwhale" text:style-name="Internet_20_link" text:visited-style-name="Visited_20_Internet_20_Link"><text:span text:style-name="T2">https://gfycat.com/SkinnyHatefulKillerwhale</text:span></text:a></text:p>
      <text:p text:style-name="P1">Logo: <text:a xlink:type="simple" xlink:href="https://gfycat.com/AthleticComfortableBarbet" text:style-name="Internet_20_link" text:visited-style-name="Visited_20_Internet_20_Link"><text:span text:style-name="T2">https://gfycat.com/AthleticComfortableBarbet</text:span></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1-15T15:30:52.097000000</dc:date>
    <meta:editing-duration>PT17H12M44S</meta:editing-duration>
    <meta:editing-cycles>1</meta:editing-cycles>
    <meta:document-statistic meta:table-count="0" meta:image-count="0" meta:object-count="0" meta:page-count="5" meta:paragraph-count="33" meta:word-count="2142" meta:character-count="14942" meta:non-whitespace-character-count="12820"/>
  </office:meta>
</office:document-meta>
</file>